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777in"/>
    </style:style>
    <style:style style:name="TableColumn3" style:family="table-column">
      <style:table-column-properties style:column-width="1.0833in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1.2791in"/>
    </style:style>
    <style:style style:name="Table1" style:family="table" style:master-page-name="MP0">
      <style:table-properties style:width="5.9027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Gramática</text:p>
          </table:table-cell>
          <table:table-cell table:style-name="TableCell10">
            <text:p text:style-name="P11">Lectura</text:p>
          </table:table-cell>
          <table:table-cell table:style-name="TableCell12">
            <text:p text:style-name="P13">Comprensión auditiva y lectora</text:p>
          </table:table-cell>
          <table:table-cell table:style-name="TableCell14">
            <text:p text:style-name="P15">Pronunciación</text:p>
          </table:table-cell>
          <table:table-cell table:style-name="TableCell16">
            <text:p text:style-name="P17">Vocabulario</text:p>
          </table:table-cell>
        </table:table-row>
        <table:table-row table:style-name="TableRow18">
          <table:table-cell table:style-name="TableCell19">
            <text:p text:style-name="P20">...porque ha habido una reestructuración en mi trabajo.</text:p>
          </table:table-cell>
          <table:table-cell table:style-name="TableCell21">
            <text:p text:style-name="P22">Buena lectura, despacio, pero con buena pronunciación.</text:p>
          </table:table-cell>
          <table:table-cell table:style-name="TableCell23">
            <text:p text:style-name="P24">No tienes problemas con la comprensión auditiva.</text:p>
          </table:table-cell>
          <table:table-cell table:style-name="TableCell25">
            <text:p text:style-name="P26">Pierdes la compostura</text:p>
          </table:table-cell>
          <table:table-cell table:style-name="TableCell27">
            <text:p text:style-name="P28"/>
            <text:p text:style-name="P29">intervenir en = participar en</text:p>
          </table:table-cell>
        </table:table-row>
        <table:table-row table:style-name="TableRow30">
          <table:table-cell table:style-name="TableCell31">
            <text:p text:style-name="P32">La puntualidad es llegar a tiempo a un lugar o a una reunión.</text:p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>Necesitas seguir aprendiendo palabras y expresiones nuevas para mejorar comprensión.</text:p>
          </table:table-cell>
          <table:table-cell table:style-name="TableCell38">
            <text:p text:style-name="P39"/>
          </table:table-cell>
          <table:table-cell table:style-name="TableCell40">
            <text:p text:style-name="P41">inesperado/a = no esperado, que no esperas.</text:p>
          </table:table-cell>
        </table:table-row>
        <table:table-row table:style-name="TableRow42">
          <table:table-cell table:style-name="TableCell43">
            <text:p text:style-name="P44"/>
            <text:p text:style-name="P45">...porque tarda mucho tiempo.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>a menudo = often</text:p>
          </table:table-cell>
        </table:table-row>
        <table:table-row table:style-name="TableRow54">
          <table:table-cell table:style-name="TableCell55">
            <text:p text:style-name="P56">...y no sabes quién ha preguntado.</text:p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>La jerarquía = hierarchie</text:p>
          </table:table-cell>
        </table:table-row>
        <table:table-row table:style-name="TableRow66">
          <table:table-cell table:style-name="TableCell67">
            <text:p text:style-name="P68">Depende del tipo de empresa.</text:p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Estudié un grado en Ambientes Informáticos Marinos.</text:p>
          </table:table-cell>
        </table:table-row>
        <table:table-row table:style-name="TableRow78">
          <table:table-cell table:style-name="TableCell79">
            <text:p text:style-name="P80">Todos son iguales.<text:line-break/>La igualdad es lo más importante.</text:p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el/la gerente = manager</text:p>
          </table:table-cell>
        </table:table-row>
        <table:table-row table:style-name="TableRow90">
          <table:table-cell table:style-name="TableCell91">
            <text:p text:style-name="P92">...necesito aprender más de los que tienen más experiencia.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>senior = experimentado, de rango superior, con experiencia<text:line-break/>junior = novato, de menor antigüedad, de menor categoría, subalterno</text:p>
          </table:table-cell>
        </table:table-row>
        <table:table-row table:style-name="TableRow101">
          <table:table-cell table:style-name="TableCell102">
            <text:p text:style-name="P103">Les daría números y les respondería por turnos uno a uno.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Energía Marina Renovable.</text:p>
          </table:table-cell>
        </table:table-row>
        <table:table-row table:style-name="TableRow112">
          <table:table-cell table:style-name="TableCell113">
            <text:p text:style-name="P114">Se me da bien trabajar en equipo.<text:line-break/></text:p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>los asuntos = issues</text:p>
          </table:table-cell>
        </table:table-row>
        <table:table-row table:style-name="TableRow124">
          <table:table-cell table:style-name="TableCell125">
            <text:p text:style-name="P126"/>
            <text:soft-page-break/>
            <text:p text:style-name="P127">Se me da bien tener paciencia.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  <text:p text:style-name="P139">Se me da mal el control de los perros agresivos.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02T11:11:00Z</meta:creation-date>
    <dc:date>2026-01-02T12:06:00Z</dc:date>
    <meta:template xlink:href="Normal" xlink:type="simple"/>
    <meta:editing-cycles>1</meta:editing-cycles>
    <meta:editing-duration>PT3300S</meta:editing-duration>
    <meta:document-statistic meta:page-count="2" meta:paragraph-count="2" meta:word-count="186" meta:character-count="1210" meta:row-count="8" meta:non-whitespace-character-count="1026"/>
  </office:meta>
</office:document-meta>
</file>